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ans" fo:font-size="10pt" fo:font-weight="bold" officeooo:rsid="00230319" officeooo:paragraph-rsid="0023a01c"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Liberation Sans" fo:font-size="10pt" fo:font-weight="bold" officeooo:rsid="002465ab" officeooo:paragraph-rsid="002465ab"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5"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Sans" fo:font-size="10pt" fo:font-weight="normal" officeooo:rsid="002465ab" officeooo:paragraph-rsid="002465ab"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Sans" fo:font-size="10pt" fo:font-weight="bold" officeooo:rsid="002465ab" officeooo:paragraph-rsid="002465ab" style:font-size-asian="10pt" style:font-weight-asian="bold" style:font-size-complex="10pt" style:font-weight-complex="bold"/>
    </style:style>
    <style:style style:name="P38" style:family="paragraph" style:parent-style-name="Standard">
      <style:paragraph-properties fo:text-align="start" style:justify-single-word="false"/>
      <style:text-properties style:font-name="Liberation Sans" fo:font-size="10pt" fo:font-weight="bold" officeooo:rsid="002613d7" officeooo:paragraph-rsid="002613d7"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weight="normal" officeooo:rsid="0023a01c" style:font-weight-asian="normal" style:font-weight-complex="normal"/>
    </style:style>
    <style:style style:name="T9" style:family="text">
      <style:text-properties fo:font-style="italic" fo:font-weight="normal" officeooo:rsid="000daf2f" style:font-style-asian="italic" style:font-weight-asian="normal" style:font-style-complex="italic" style:font-weight-complex="normal"/>
    </style:style>
    <style:style style:name="T10" style:family="text">
      <style:text-properties officeooo:rsid="0018a112"/>
    </style:style>
    <style:style style:name="T11" style:family="text">
      <style:text-properties officeooo:rsid="001beb28"/>
    </style:style>
    <style:style style:name="T12" style:family="text">
      <style:text-properties officeooo:rsid="001d8d1e"/>
    </style:style>
    <style:style style:name="T13" style:family="text">
      <style:text-properties officeooo:rsid="001d9f98"/>
    </style:style>
    <style:style style:name="T14" style:family="text">
      <style:text-properties officeooo:rsid="001dba94"/>
    </style:style>
    <style:style style:name="T15" style:family="text">
      <style:text-properties officeooo:rsid="001e926f"/>
    </style:style>
    <style:style style:name="T16" style:family="text">
      <style:text-properties officeooo:rsid="0023a01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9">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7"/>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5241742307190283694" text:style-name="L1">
        <text:list-item>
          <text:p text:style-name="P35">rendant discrets les fonctionnalités sous jacentes, </text:p>
        </text:list-item>
        <text:list-item>
          <text:p text:style-name="P35">le model reste cependant hmodulable on peut ajouter, modifier et supprimer des élements du model.</text:p>
        </text:list-item>
        <text:list-item>
          <text:p text:style-name="P35">Il est également minimaliste et est entièrement écrit en Python</text:p>
        </text:list-item>
      </text:list>
      <text:p text:style-name="P18"/>
      <text:p text:style-name="P9">Caffe</text:p>
      <text:p text:style-name="P21"/>
      <text:p text:style-name="P22"/>
      <text:p text:style-name="P8">Scikit Learn</text:p>
      <text:p text:style-name="P8"><text:tab/><text:span text:style-name="T1">On peut très bien utiliser sklearn pour lancer le training du model créé au préalable par Keras</text:span></text:p>
      <text:p text:style-name="P19">On peut aussi sklearn pour évaluer le model, c’est beaucoup plus simplifier surtout lorsqu’on utilise le kfold cross validation où il faudra créer k model. Sans pour autant perdre en performance.</text:p>
      <text:p text:style-name="P20">On peut assui utiliser sklearn pour le GridSearchCV, qui va permettre de tester chaque combinaisons <text:s/><text:tab/>d’initialiseur,</text:p>
      <text:p text:style-name="P20"><text:tab/>d’optimiseur,</text:p>
      <text:p text:style-name="P20"><text:tab/>de nombre d’epoch, </text:p>
      <text:p text:style-name="P20"><text:tab/>et de batch size spécifiées</text:p>
      <text:p text:style-name="P18"/>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7">à la partie Back-Propagation pour comprendre le fonctionnement.</text:p>
      <text:p text:style-name="P17">On verra plus les différentes Activation Function, Loss Function, Optimimize Function et les différents types de réseaux de neurones dans ce document présent.</text:p>
      <text:p text:style-name="P17"/>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30"/>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31">-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2"/>
      <text:p text:style-name="P12"><text:span text:style-name="T10">M</text:span>omentum</text:p>
      <text:p text:style-name="P12"><text:tab/><text:span text:style-name="T1">Le momentum est la valeur qui permet d’optimiser la direction prise par le stochastic gradient descent. </text:span></text:p>
      <text:p text:style-name="P23">Le SGD est donc plus performant avec un momentum et permet de réduire l’erreur plus rapidement.</text:p>
      <text:p text:style-name="P23"/>
      <text:p text:style-name="P23"/>
      <text:p text:style-name="P13">Reseaux de neurones Convolutionnels</text:p>
      <text:p text:style-name="P24"><text:tab/><text:span text:style-name="T11">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5">Comment fait-il ? </text:p>
      <text:p text:style-name="P25">Il y a trois types de couches dans ce réseau :</text:p>
      <text:p text:style-name="P25">- Couches convolutionnels</text:p>
      <text:p text:style-name="P25"><text:tab/>- <text:span text:style-name="T12">Filtres (comme des neurones)</text:span></text:p>
      <text:p text:style-name="P25"><text:tab/>- <text:span text:style-name="T12">Feature Maps (c’est les outputs d’un filtre, appliqué aux neurones de la couche précédentes)</text:span></text:p>
      <text:p text:style-name="P25"><text:tab/><text:tab/>- <text:span text:style-name="T14">Elle contient donc la valeur de l’output, et la position sur l’objet, ex : 0.55 (x:6y:6)</text:span><text:tab/></text:p>
      <text:p text:style-name="P25">- Couches en poule</text:p>
      <text:p text:style-name="P25"><text:tab/>- <text:span text:style-name="T12">Contient une séquence de couches convolutionnels</text:span></text:p>
      <text:p text:style-name="P25"><text:tab/>- <text:span text:style-name="T12">Elles servent à consolider les features obtenus dans la feature map de la couche précédente</text:span></text:p>
      <text:p text:style-name="P25"><text:tab/><text:tab/>- <text:span text:style-name="T15">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5"><text:tab/>- <text:span text:style-name="T13">L’idée est qu’elle crée sa propre feature map mais en plus petite</text:span></text:p>
      <text:p text:style-name="P26">- Couches entièrement connectées</text:p>
      <text:p text:style-name="P26"><text:tab/>- <text:span text:style-name="T13">Ce sont les mêmes couches que les hidden couches du réseau de neurones classique originales</text:span></text:p>
      <text:p text:style-name="P27"><text:tab/>- <text:span text:style-name="T13">Elles sont utilisés en fin de réseau</text:span></text:p>
      <text:p text:style-name="P28"/>
      <text:p text:style-name="P29">Important de noter que la force du ConvNet c’est de pouvoir conserver la position spaciale des elements,</text:p>
      <text:p text:style-name="P29">si les données ne sont pas défini dans un espace en 2 dimension comme une image alors ils sont moins performants.</text:p>
      <text:p text:style-name="P29"/>
      <text:p text:style-name="P14">Bag of Words</text:p>
      <text:p text:style-name="P33"><text:tab/></text:p>
      <text:p text:style-name="P33">Un bag of words est une technique qui prends un document le découpe en mots, et pour chaque label donné il va compter le nombre de mots dans chacun de ses labels. Ensuite avec ce compte, on peut prendre une nouvelle phrases labelisé, créer un vector pour cette phrases de la taille du vocabulaire, et utiliser le one hot encoding sur chaque x du vector où est un mot de la phrase labélisé est dans le vocabulaire, ce qui nous donne un vector avec beaucoup de 0 et quelques 1, en utilisant ces vectors qu’on dit de type Sparse, on peut entrainer un réseau de neurones en passant ces énormes vecteurs dans l’input layer.</text:p>
      <text:p text:style-name="P33"/>
      <text:p text:style-name="P14">Words Embedding</text:p>
      <text:p text:style-name="P14"><text:tab/><text:span text:style-name="T16">Word2Vec</text:span></text:p>
      <text:p text:style-name="P15"><text:tab/><text:tab/><text:span text:style-name="T8">There are two</text:span></text:p>
      <text:p text:style-name="P34">main training algorithms that can be used to learn the embedding from text; they are Continuous</text:p>
      <text:p text:style-name="P34">Bag-of-Words (CBOW) and skip grams. We will not get into the algorithms other than to say</text:p>
      <text:p text:style-name="P34">that they generally look at a window of words for each target word to provide context and in</text:p>
      <text:p text:style-name="P34">turn meaning for words.</text:p>
      <text:p text:style-name="P34"><text:tab/></text:p>
      <text:p text:style-name="P16"><text:soft-page-break/>RNN</text:p>
      <text:p text:style-name="P16"><text:tab/><text:span text:style-name="T1">Le RNN est un réseau de neurones classique, la seule différence c’est que le RNN utilise l’input et sa prédiction précédente pour prédire une valeure. En fonction de l’élement qui le précède, il peut aussi réitérer le retour en dans le temps pour obtenir les informations dont il a besoin. Cependant dès qu’il sagit de se souvenir des élements passés très longtemps auparavant, alors le RNN classique n’est pas utile, on peut dire qu’il a une mémoire à très court terme</text:span></text:p>
      <text:p text:style-name="P16"/>
      <text:p text:style-name="P16">LSTM</text:p>
      <text:p text:style-name="P16"><text:tab/><text:span text:style-name="T1">Le LSTM (Long Short-Term Memory) est une amélioration du réseau de neurones récurrent, la grande différence c’est qu’en plus du réseau de neurones de prédiction, le LSTM possède plusieurs autres portes possédant chachun leur propre réseau de neurones :</text:span></text:p>
      <text:p text:style-name="P16"><text:span text:style-name="T1">- La première porte est donc comme on l’a déja mentionner </text:span>la prédiction<text:span text:style-name="T1">, c’est à dire celle qui va fournir des possibilitées d’ouput par rapport à l’input et à l’element précedent</text:span></text:p>
      <text:p text:style-name="P16"><text:span text:style-name="T1">- La seconde est la </text:span>porte<text:span text:style-name="T1"> </text:span>ignorance<text:span text:style-name="T1">, c’est à dire la porte qui va décider d’ignorer ou pas une ou plusieurs possiblitées provenant de </text:span>prédiction</text:p>
      <text:p text:style-name="P16">- <text:span text:style-name="T1">La troisième porte et c’est la porte la plus importante de LSTM c’est la </text:span>porte mémoire<text:span text:style-name="T1">, cette porte va obtenir une copie de chaque possibilitées et la conserver pour le prochain passage, en considérant qu’elle a déja une ou des copies enregistrées grâce aux passage précédents, elle va multiplier ses weights précédents avec les weights des vecteurs actuelles, et laissera passer uniquement les produits supérieur à 0, ensuite une fois passé, on fait une addition entre l’element et l’element équivalent dans la possibilité et on laisse passer la possibilité si la somme est positive.</text:span></text:p>
      <text:p text:style-name="P16"><text:span text:style-name="T1">- La dernière porte est la</text:span> porte sélection<text:span text:style-name="T1">, vu que la mémoire peut laisser plusieurs possibilitées voir trop de possibilitées la porte sélection va permettre de faire un tri des retours de mémoires, ce qui va permettre d’avoir un résultat correct sans avoir besoin de modifier la mémoire (permettant donc de la garder intacte</text:span></text:p>
      <text:p text:style-name="P38"><text:span text:style-name="T1">A noter qu’après chaque opération découlant d’une porte autre que la porte prédiction, on utilise une fonction sigmoid pour calibrer le valeur entre 0 et 1 pour éviter l’exploision</text:span></text:p>
      <text:p text:style-name="P38"><text:span text:style-name="T1">Après l’opération découlant de l’opération prédiction on rescale les valeurs en -1 et 1, permettant d’éviter l’exploision mais aussi de permettant une annulation ou pas de la valeur en additionant une valeur negative <text:s/>à une valeur entre 0 et 1</text:span></text:p>
      <text:p text:style-name="P36"/>
      <text:p text:style-name="P33"/>
      <text:p text:style-name="P28"/>
      <text:p text:style-name="P28"/>
      <text:p text:style-name="P27"/>
      <text:p text:style-name="P27"><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28T08:35:14.020309950</dc:date>
    <meta:editing-duration>PT7H20M33S</meta:editing-duration>
    <meta:editing-cycles>20</meta:editing-cycles>
    <meta:generator>LibreOffice/5.1.6.2$Linux_X86_64 LibreOffice_project/10m0$Build-2</meta:generator>
    <meta:document-statistic meta:table-count="0" meta:image-count="0" meta:object-count="0" meta:page-count="3" meta:paragraph-count="77" meta:word-count="1320" meta:character-count="8062" meta:non-whitespace-character-count="6772"/>
  </office:meta>
</office:document-meta>
</file>